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DAVILA MOISES RONALDI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0422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BRAVO, YANET DEL PIL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7483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16/06/2021</text:span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2/06/2021</text:span></text:p>
          </table:table-cell>
          <table:table-cell table:style-name="Tabla2.A2" office:value-type="string">
            <text:p text:style-name="P4"><text:span text:style-name="T5">2212780</text:span></text:p>
          </table:table-cell>
          <table:table-cell table:style-name="Tabla2.A2" office:value-type="string">
            <text:p text:style-name="P4"><text:span text:style-name="T5">5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TAN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3:11:2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